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01fdea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01fdea"/>
    </style:style>
    <style:style style:name="P3" style:family="paragraph" style:parent-style-name="Standard">
      <style:text-properties fo:font-size="14pt" fo:font-weight="bold" officeooo:paragraph-rsid="0001fde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paragraph-rsid="0001fdea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paragraph-rsid="0001fdea"/>
    </style:style>
    <style:style style:name="P6" style:family="paragraph" style:parent-style-name="Standard" style:list-style-name="L2">
      <style:text-properties officeooo:paragraph-rsid="0001fdea"/>
    </style:style>
    <style:style style:name="P7" style:family="paragraph" style:parent-style-name="Standard" style:list-style-name="L2"/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4pt" fo:font-weight="bold" officeooo:paragraph-rsid="0003005c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03005c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paragraph-rsid="0003005c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3005c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-Week Plan: Front-end Development for Multi-Page Blog Website</text:p>
      <text:p text:style-name="P2"><text:span text:style-name="T1">Objective:</text:span> Build a multi-page blog website with HTML, CSS, and JavaScript in one week, including a homepage, blog post pages, about page, contact page, and basic interactivity.</text:p>
      <text:p text:style-name="P2"><text:span text:style-name="T1">Tools: </text:span>VS Code, Git, browser for testing, GitHub (optional for remote repository).</text:p>
      <text:p text:style-name="P3">Project Folder Structure:</text:p>
      <text:p text:style-name="Standard"/>
      <text:p text:style-name="Standard">/blog-website</text:p>
      <text:p text:style-name="Standard">├── /assets</text:p>
      <text:p text:style-name="Standard">│ <text:s text:c="2"/>├── /images</text:p>
      <text:p text:style-name="Standard">│ <text:s text:c="2"/>├── /css</text:p>
      <text:p text:style-name="Standard">│ <text:s text:c="2"/>│ <text:s text:c="2"/>└── styles.css</text:p>
      <text:p text:style-name="Standard">│ <text:s text:c="2"/>└── /js</text:p>
      <text:p text:style-name="Standard">│ <text:s text:c="6"/>└── script.js</text:p>
      <text:p text:style-name="Standard">├── index.html</text:p>
      <text:p text:style-name="Standard">├── post.html</text:p>
      <text:p text:style-name="Standard">├── about.html</text:p>
      <text:p text:style-name="Standard">├── contact.html</text:p>
      <text:p text:style-name="Standard">├── .gitignore</text:p>
      <text:p text:style-name="Standard">└── README.md</text:p>
      <text:p text:style-name="Standard"/>
      <text:p text:style-name="P4">Day 1: Planning and Setup.</text:p>
      <text:p text:style-name="P2"><text:span text:style-name="T1">Goal: </text:span>Define requirements, design a basic layout, and set up the project environment.</text:p>
      <text:p text:style-name="P3">Tasks</text:p>
      <text:p text:style-name="P3">Define Requirements</text:p>
      <text:p text:style-name="P2"><text:span text:style-name="T1">Features: </text:span>Homepage with blog post previews, individual post pages, about page, contact form, navigation bar, responsive design, search functionality, pagination.</text:p>
      <text:p text:style-name="P2"><text:span text:style-name="T1">Scope: </text:span>Static HTML/CSS with JavaScript for dynamic elements (e.g., search, form validation).</text:p>
      <text:p text:style-name="P3"/>
      <text:p text:style-name="P3">Design Mock-up</text:p>
      <text:list text:style-name="L1">
        <text:list-header>
          <text:p text:style-name="P5">Sketch layout: Header (logo, nav bar), main content (post grid for homepage, single post for post page), footer (links, copyright).</text:p>
          <text:p text:style-name="P5">Choose color scheme (e.g., neutral tones) and typography (e.g., Google Fonts: Roboto, Open Sans).</text:p>
        </text:list-header>
      </text:list>
      <text:p text:style-name="Standard"/>
      <text:p text:style-name="P3">Set Up Project</text:p>
      <text:list text:style-name="L2">
        <text:list-item>
          <text:p text:style-name="P6">Create /blog-website folder with sub-folders: /assets/images, /assets/css, /assets/js.</text:p>
        </text:list-item>
        <text:list-item>
          <text:p text:style-name="P7">Create empty files: index.html, post.html, about.html, contact.html, styles.css, script.js.</text:p>
        </text:list-item>
        <text:list-item>
          <text:p text:style-name="P7">Initialize Git repository in VS Code.</text:p>
        </text:list-item>
      </text:list>
      <text:p text:style-name="Standard"/>
      <text:p text:style-name="P3">Deliverables</text:p>
      <text:p text:style-name="P2">Project folder with initial structure.</text:p>
      <text:p text:style-name="Standard">Git repository initialized and optionally pushed to GitHub.</text:p>
      <text:p text:style-name="Standard">Basic mockup sketch or notes on layout and design.</text:p>
      <text:p text:style-name="Standard"/>
      <text:p text:style-name="P8">Day 2: Build Core HTML Structure.</text:p>
      <text:p text:style-name="P2">Goal: Create HTML for all pages with consistent navigation and layout.</text:p>
      <text:p text:style-name="P2">Tasks</text:p>
      <text:p text:style-name="P3">Homepage (index.html) </text:p>
      <text:p text:style-name="P2">Add HTML5 boilerplate, link styles.css and script.js.</text:p>
      <text:p text:style-name="Standard"><text:soft-page-break/>Create header with logo and nav bar</text:p>
      <text:p text:style-name="Standard">Add main section for blog post previews and footer.</text:p>
      <text:p text:style-name="Standard">Commit: Add index.html structure.</text:p>
      <text:p text:style-name="Standard"/>
      <text:p text:style-name="P3">Blog Post Page (post.html)</text:p>
      <text:p text:style-name="P2">Reuse header and footer.</text:p>
      <text:p text:style-name="Standard">Add article structure for posts (title, meta, content, related posts).</text:p>
      <text:p text:style-name="Standard">Commit: Add post.html structure.</text:p>
      <text:p text:style-name="Standard"/>
      <text:p text:style-name="P9">About Page (about.html)</text:p>
      <text:p text:style-name="P10">Reuse header and footer.</text:p>
      <text:p text:style-name="Standard">Add static content (e.g., mission statement, placeholder text).</text:p>
      <text:p text:style-name="Standard">Commit: Add about.html structure.</text:p>
      <text:p text:style-name="Standard"/>
      <text:p text:style-name="P9">Contact Page (contact.html)</text:p>
      <text:p text:style-name="P10">Reuse header and footer.</text:p>
      <text:p text:style-name="Standard">Add form with name, email, message fields.</text:p>
      <text:p text:style-name="Standard">Commit: Add contact.html structure.</text:p>
      <text:p text:style-name="Standard"/>
      <text:p text:style-name="P9">Test Navigation</text:p>
      <text:p text:style-name="P10">Verify links between pages work.</text:p>
      <text:p text:style-name="Standard">Commit: Complete Day 2 HTML structure.</text:p>
      <text:p text:style-name="Standard"/>
      <text:p text:style-name="P9">Deliverables</text:p>
      <text:p text:style-name="P10">Four HTML files with consistent header, footer, and navigation.</text:p>
      <text:p text:style-name="Standard">Functional links between pages.</text:p>
      <text:p text:style-name="Standard"/>
      <text:p text:style-name="P8">Day 3: Style with CSS</text:p>
      <text:p text:style-name="P10">Goal: Style the website for a polished, responsive look.</text:p>
      <text:p text:style-name="P10">Tasks</text:p>
      <text:p text:style-name="P10"/>
      <text:p text:style-name="P9">Global Styles</text:p>
      <text:p text:style-name="P10">Reset browser defaults in styles.css</text:p>
      <text:p text:style-name="Standard">Define CSS variables (e.g., --primary-color: #333).</text:p>
      <text:p text:style-name="Standard">Import Google Fonts and set typography.</text:p>
      <text:p text:style-name="Standard"/>
      <text:p text:style-name="P9">Responsive Layout </text:p>
      <text:p text:style-name="P10">Use Flexbox/Grid for homepage post grid and post page layout.</text:p>
      <text:p text:style-name="Standard">Style nav bar (horizontal on desktop, hamburger menu on mobile).</text:p>
      <text:p text:style-name="Standard">Add media queries for mobile-first design.</text:p>
      <text:p text:style-name="Standard"/>
      <text:p text:style-name="P9">Component Styling</text:p>
      <text:p text:style-name="P10">Style buttons, contact form, and post cards.</text:p>
      <text:p text:style-name="Standard">Add hover effects and transitions.</text:p>
      <text:p text:style-name="Standard"/>
      <text:p text:style-name="P9">Test and Commit</text:p>
      <text:p text:style-name="P10">Preview in browser</text:p>
      <text:p text:style-name="Standard">Commit: Add CSS styling.</text:p>
      <text:p text:style-name="Standard"/>
      <text:p text:style-name="P9">Deliverables</text:p>
      <text:p text:style-name="P10"><text:soft-page-break/>Styled website with responsive layout.</text:p>
      <text:p text:style-name="Standard">Consistent design across all pages.</text:p>
      <text:p text:style-name="Standard"/>
      <text:p text:style-name="P8">Day 4: Enhance with JavaScript.</text:p>
      <text:p text:style-name="P10">Goal: Add interactivity and dynamic content.</text:p>
      <text:p text:style-name="P10">Tasks</text:p>
      <text:p text:style-name="P10"/>
      <text:p text:style-name="P9">Mock Data </text:p>
      <text:p text:style-name="P10">Create a JavaScript array in script.js for blog posts.</text:p>
      <text:p text:style-name="P10"/>
      <text:p text:style-name="P9">Dynamic Features </text:p>
      <text:p text:style-name="P10">Populate homepage post grid using DOM manipulation.</text:p>
      <text:p text:style-name="Standard">Render individual posts on post.html based on URL parameters or mock data.</text:p>
      <text:p text:style-name="Standard">Implement search bar to filter posts by title/tag.</text:p>
      <text:p text:style-name="Standard">Add “Load More” button for pagination.</text:p>
      <text:p text:style-name="Standard"/>
      <text:p text:style-name="P9">Form Validation </text:p>
      <text:p text:style-name="P10">Validate contact form (e.g., check email format, non-empty fields).</text:p>
      <text:p text:style-name="Standard">Display success/error messages.</text:p>
      <text:p text:style-name="Standard"/>
      <text:p text:style-name="P9">Test and Commit </text:p>
      <text:p text:style-name="P10">Test search, pagination, and form in browser.</text:p>
      <text:p text:style-name="Standard">Commit: Add JavaScript functionality.</text:p>
      <text:p text:style-name="Standard"/>
      <text:p text:style-name="P9">Deliverables</text:p>
      <text:p text:style-name="P10">Dynamic blog post previews and single post rendering.</text:p>
      <text:p text:style-name="Standard">Functional search and form validation.</text:p>
      <text:p text:style-name="Standard"/>
      <text:p text:style-name="P8">Day 5: Polish and Test.</text:p>
      <text:p text:style-name="P10">Goal: Refine design and ensure functionality across devices.</text:p>
      <text:p text:style-name="P10">Tasks</text:p>
      <text:p text:style-name="P10"/>
      <text:p text:style-name="P9">Refine Design</text:p>
      <text:p text:style-name="P10">Adjust spacing, colors, and typography for consistency.</text:p>
      <text:p text:style-name="Standard">Polish button and form styles.</text:p>
      <text:p text:style-name="Standard"/>
      <text:p text:style-name="P9">Cross-Browser Testing </text:p>
      <text:p text:style-name="P10">Test on Chrome, Firefox, <text:span text:style-name="T2">Brave</text:span>.</text:p>
      <text:p text:style-name="Standard"/>
      <text:p text:style-name="P9">Responsive Testing </text:p>
      <text:p text:style-name="P10">Verify layout on mobile, tablet, desktop using browser dev tools.</text:p>
      <text:p text:style-name="Standard"/>
      <text:p text:style-name="P9">Accessibility </text:p>
      <text:p text:style-name="P10">Add ARIA labels to nav and form.</text:p>
      <text:p text:style-name="Standard">Check color contrast and keyboard navigation.</text:p>
      <text:p text:style-name="Standard"/>
      <text:p text:style-name="P9">Commit</text:p>
      <text:p text:style-name="P10">Commit: Polish design and test.</text:p>
      <text:p text:style-name="Standard"/>
      <text:p text:style-name="P9">Deliverables</text:p>
      <text:p text:style-name="P10"><text:soft-page-break/>Refined, responsive, and accessible website.</text:p>
      <text:p text:style-name="Standard">Tested across browsers and devices.</text:p>
      <text:p text:style-name="Standard"/>
      <text:p text:style-name="P8">Day 6: Final Features and Debugging.</text:p>
      <text:p text:style-name="P10">Goal: Add final interactivity and fix issues.</text:p>
      <text:p text:style-name="P10">Tasks</text:p>
      <text:p text:style-name="P10"/>
      <text:p text:style-name="P9">Add Interactivity </text:p>
      <text:p text:style-name="P10">Implement sticky nav bar with JavaScript.</text:p>
      <text:p text:style-name="Standard">Add smooth scrolling for in-page links.</text:p>
      <text:p text:style-name="Standard"/>
      <text:p text:style-name="P9">Debug Issues</text:p>
      <text:p text:style-name="P10">Fix broken links, layout bugs, or JavaScript errors.</text:p>
      <text:p text:style-name="Standard">Optimize images and minify CSS/JS.</text:p>
      <text:p text:style-name="Standard"/>
      <text:p text:style-name="P9">Documentation</text:p>
      <text:p text:style-name="P10">Write README.md with project overview and setup instructions.</text:p>
      <text:p text:style-name="Standard"/>
      <text:p text:style-name="P9">Commit</text:p>
      <text:p text:style-name="P10">Commit: Add final features and debug.</text:p>
      <text:p text:style-name="Standard"/>
      <text:p text:style-name="P9">Deliverables</text:p>
      <text:p text:style-name="P10">Fully functional website with polished features.</text:p>
      <text:p text:style-name="Standard">Project documentation in README.md.</text:p>
      <text:p text:style-name="Standard"/>
      <text:p text:style-name="P11">Day 7: Final Testing and Submission</text:p>
      <text:p text:style-name="P10">Goal: Finalize and prepare for submission.</text:p>
      <text:p text:style-name="P10">Tasks</text:p>
      <text:p text:style-name="P10"/>
      <text:p text:style-name="P9">End-to-End Testing </text:p>
      <text:p text:style-name="P10">Test user flows (e.g., navigate from home to post, submit contact form).</text:p>
      <text:p text:style-name="Standard">Verify search and pagination.</text:p>
      <text:p text:style-name="Standard"/>
      <text:p text:style-name="P9">Code Cleanup </text:p>
      <text:p text:style-name="P10">Remove unused code, comments, and console logs.</text:p>
      <text:p text:style-name="Standard">Format code consistently (e.g., use Prettier).</text:p>
      <text:p text:style-name="Standard"/>
      <text:p text:style-name="P9">Submission Prep </text:p>
      <text:p text:style-name="P10">Push final code to Git repository.</text:p>
      <text:p text:style-name="Standard">Deploy to GitHub Pages.</text:p>
      <text:p text:style-name="Standard">Package files or provide repository link as per instructions.</text:p>
      <text:p text:style-name="Standard"/>
      <text:p text:style-name="P9">Commit</text:p>
      <text:p text:style-name="P10">Commit: Final changes and submission prep.</text:p>
      <text:p text:style-name="Standard"/>
      <text:p text:style-name="P9">Deliverables</text:p>
      <text:p text:style-name="P10">Fully tested, clean codebase.</text:p>
      <text:p text:style-name="Standard">Submitted projec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6:33:16.410641225</meta:creation-date>
    <dc:date>2025-09-15T16:56:19.593358259</dc:date>
    <meta:editing-duration>PT44S</meta:editing-duration>
    <meta:editing-cycles>1</meta:editing-cycles>
    <meta:generator>LibreOffice/25.2.5.2$Linux_X86_64 LibreOffice_project/fb4792146257752f54eab576deb869869b108571</meta:generator>
    <meta:document-statistic meta:table-count="0" meta:image-count="0" meta:object-count="0" meta:page-count="4" meta:paragraph-count="151" meta:word-count="784" meta:character-count="5391" meta:non-whitespace-character-count="4735"/>
  </office:meta>
</office:document-meta>
</file>